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3" style:family="table-row">
      <style:table-row-properties style:min-row-height="0.6708in" style:use-optimal-row-height="false"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 style:min-row-height="0.0631in" style:use-optimal-row-height="false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9" style:parent-style-name="ללאמרווח" style:family="paragraph">
      <style:paragraph-properties fo:text-align="justify"/>
    </style:style>
    <style:style style:name="T17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תחנת<text:s/></text:p>
          </table:table-cell>
          <table:table-cell table:style-name="TableCell36" table:number-columns-spanned="2">
            <text:p text:style-name="P37">עיינות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הטפלת מ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<text:s/>: <text:s/>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 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<text:bookmark-end text:name="_GoBack"/>היפוכלוריד- 1791.</text:p>
          </table:table-cell>
          <table:table-cell table:style-name="TableCell77">
            <text:p text:style-name="P78">עדיין לא קיים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עדיין לא קיים, עתידית .</text:p>
          </table:table-cell>
        </table:table-row>
        <table:table-row table:style-name="TableRow85">
          <table:table-cell table:style-name="TableCell86">
            <text:p text:style-name="P87">סולר-1202.</text:p>
          </table:table-cell>
          <table:table-cell table:style-name="TableCell88">
            <text:p text:style-name="P89">מיכל מתכת 3 קו"ב כולל מעצרה.<text:s/></text:p>
          </table:table-cell>
          <table:table-cell table:style-name="TableCell90">
            <text:p text:style-name="P91"><text:span text:style-name="T92">Z</text:span><text:span text:style-name="T93">-3.</text:span></text:p>
          </table:table-cell>
          <table:table-cell table:style-name="TableCell94">
            <text:p text:style-name="P95">במתחם מקורות עילי .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<text:s text:c="99"/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שם</text:p>
          </table:table-cell>
          <table:table-cell table:style-name="TableCell153">
            <text:p text:style-name="P154">טלפון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נייד</text:p>
          </table:table-cell>
        </table:table-row>
        <table:table-row table:style-name="TableRow159">
          <table:table-cell table:style-name="TableCell160">
            <text:p text:style-name="P161">גדעון.</text:p>
          </table:table-cell>
          <table:table-cell table:style-name="TableCell162">
            <text:p text:style-name="P163">08:9271542.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050:8774592.</text:p>
          </table:table-cell>
        </table:table-row>
      </table:table>
      <text:p text:style-name="P168"/>
      <text:p text:style-name="P169"><text:span text:style-name="T170">הערות מיוחדות</text:span><text:span text:style-name="T171">:<text:s/></text:span><text:span text:style-name="T172">הגעה לתחנה דרך כביש בית עובד לכוון יבנה אחרי בה"ס עיינות מצד ימין שביל עפר שמוביל עד לאתר.האתר מתוחם בכל אתרי מקורות יש</text:span><text:span text:style-name="T173">נ</text:span><text:span text:style-name="T174">ם הידרנטים</text:span><text:span text:style-name="T175"><text:s/>3"</text:span><text:span text:style-name="T176">.</text:span></text:p>
      <text:p text:style-name="P177"/>
      <text:p text:style-name="P178"/>
      <text:p text:style-name="P179"/>
      <text:p text:style-name="P180">ממצאים : אבישי פפיאשוילי<text:s/>: אוקטובר 2013.</text:p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4:00Z</meta:creation-date>
    <dc:date>2014-05-21T07:44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18" meta:character-count="707" meta:row-count="4" meta:non-whitespace-character-count="590"/>
  </office:meta>
</office:document-meta>
</file>